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/>
      <style:text-properties style:font-name="Arial" fo:color="#3465A4"/>
    </style:style>
    <style:style style:name="P2" style:parent-style-name="Título4" style:family="paragraph">
      <style:text-properties style:font-name="Arial"/>
    </style:style>
    <style:style style:name="T3" style:parent-style-name="Fuentedepárrafopredeter." style:family="text">
      <style:text-properties style:font-name="Arial"/>
    </style:style>
    <style:style style:name="T4" style:parent-style-name="Fuentedepárrafopredeter." style:family="text">
      <style:text-properties style:font-name="Arial"/>
    </style:style>
    <style:style style:name="T5" style:parent-style-name="Fuentedepárrafopredeter." style:family="text">
      <style:text-properties style:font-name="Arial"/>
    </style:style>
    <style:style style:name="T6" style:parent-style-name="Fuentedepárrafopredeter." style:family="text">
      <style:text-properties style:font-name="Arial"/>
    </style:style>
    <style:style style:name="T7" style:parent-style-name="SourceText" style:family="text">
      <style:text-properties style:font-name="Arial"/>
    </style:style>
    <style:style style:name="T8" style:parent-style-name="Fuentedepárrafopredeter." style:family="text">
      <style:text-properties style:font-name="Arial"/>
    </style:style>
    <style:style style:name="P9" style:parent-style-name="Título4" style:family="paragraph">
      <style:text-properties style:font-name="Arial"/>
    </style:style>
    <style:style style:name="P10" style:parent-style-name="Textbody" style:family="paragraph"/>
    <style:style style:name="T11" style:parent-style-name="StrongEmphasis" style:family="text">
      <style:text-properties style:font-name="Arial"/>
    </style:style>
    <style:style style:name="P12" style:parent-style-name="Textbody" style:family="paragraph">
      <style:text-properties style:font-name="Arial"/>
    </style:style>
    <style:style style:name="P13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14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1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6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17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18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1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2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1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22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4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2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6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27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8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29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0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31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 fo:hyphenate="true"/>
    </style:style>
    <style:style style:name="P32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3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3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5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36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 fo:hyphenate="true"/>
    </style:style>
    <style:style style:name="P37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8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T3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0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4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2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4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4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4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8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4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50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51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P52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 fo:hyphenate="true"/>
    </style:style>
    <style:style style:name="P53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5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55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56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5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58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5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60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62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63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6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65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66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6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68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6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70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7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72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7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7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7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7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7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78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7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80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8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8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83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 fo:hyphenate="true"/>
    </style:style>
    <style:style style:name="P84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8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86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87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8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8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9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91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9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93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94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9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96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97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9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9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03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10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09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114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 fo:hyphenate="true"/>
    </style:style>
    <style:style style:name="P115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17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118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22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24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125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12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128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12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30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40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145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 fo:hyphenate="true"/>
    </style:style>
    <style:style style:name="P146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149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159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16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16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17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P176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 fo:hyphenate="true"/>
    </style:style>
    <style:style style:name="P177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18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19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9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19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P207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 fo:hyphenate="true"/>
    </style:style>
    <style:style style:name="P208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211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221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25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29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23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33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23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P238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 fo:hyphenate="true"/>
    </style:style>
    <style:style style:name="P239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242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48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51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252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58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25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26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6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26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269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 fo:hyphenate="true"/>
    </style:style>
    <style:style style:name="P27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72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273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7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27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28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283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28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28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29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29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29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97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29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29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30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 fo:hyphenate="true"/>
    </style:style>
    <style:style style:name="P301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0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03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304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0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06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30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08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309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1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31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13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1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15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1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1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19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2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21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2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2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25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2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27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2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33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3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3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33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3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3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37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33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3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34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4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4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34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4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4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4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4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48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4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50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5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52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54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5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56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58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5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60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361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6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63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36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65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6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67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68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36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70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371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 fo:hyphenate="true"/>
    </style:style>
    <style:style style:name="P372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7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375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7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77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37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7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38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38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8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38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8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8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8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88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8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90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9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92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9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96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39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398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39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40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40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0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40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0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40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0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407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40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0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41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1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41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1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41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1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41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18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41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20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42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22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24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42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26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42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28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43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43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3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43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3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43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3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437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43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3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44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44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4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4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4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44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4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44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48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44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50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45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52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45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54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45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56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45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58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45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P46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46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6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46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64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46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66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467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46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69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470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 fo:hyphenate="true"/>
    </style:style>
    <style:style style:name="P471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47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73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474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47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76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47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78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47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80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481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48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83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484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48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486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8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88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48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90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491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92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49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94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495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96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fo:language="de" fo:country="DE" style:language-asian="es" style:country-asian="ES" style:language-complex="ar" style:country-complex="SA"/>
    </style:style>
    <style:style style:name="T497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498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fo:language="de" fo:country="DE" style:language-asian="es" style:country-asian="ES" style:language-complex="ar" style:country-complex="SA"/>
    </style:style>
    <style:style style:name="T499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500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fo:language="de" fo:country="DE" style:language-asian="es" style:country-asian="ES" style:language-complex="ar" style:country-complex="SA"/>
    </style:style>
    <style:style style:name="P501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 fo:hyphenate="true"/>
    </style:style>
    <style:style style:name="P502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503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fo:language="de" fo:country="DE" style:language-asian="es" style:country-asian="ES" style:language-complex="ar" style:country-complex="SA"/>
    </style:style>
    <style:style style:name="T504" style:parent-style-name="Fuentedepárrafopredeter." style:family="text">
      <style:text-properties style:font-name="Consolas" style:font-name-asian="Times New Roman" style:font-name-complex="Times New Roman" fo:color="#008000" style:letter-kerning="false" fo:font-size="10.5pt" style:font-size-asian="10.5pt" style:language-asian="es" style:country-asian="ES" style:language-complex="ar" style:country-complex="SA"/>
    </style:style>
    <style:style style:name="P505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50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507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T50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509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510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511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512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513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514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515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516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517" style:parent-style-name="Fuentedepárrafopredeter." style:family="text">
      <style:text-properties style:font-name="Consolas" style:font-name-asian="Times New Roman" style:font-name-complex="Times New Roman" fo:color="#E50000" style:letter-kerning="false" fo:font-size="10.5pt" style:font-size-asian="10.5pt" style:language-asian="es" style:country-asian="ES" style:language-complex="ar" style:country-complex="SA"/>
    </style:style>
    <style:style style:name="T518" style:parent-style-name="Fuentedepárrafopredeter." style:family="text"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/>
    </style:style>
    <style:style style:name="T519" style:parent-style-name="Fuentedepárrafopredeter." style:family="text">
      <style:text-properties style:font-name="Consolas" style:font-name-asian="Times New Roman" style:font-name-complex="Times New Roman" fo:color="#0000FF" style:letter-kerning="false" fo:font-size="10.5pt" style:font-size-asian="10.5pt" style:language-asian="es" style:country-asian="ES" style:language-complex="ar" style:country-complex="SA"/>
    </style:style>
    <style:style style:name="T520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521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522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523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style:font-name="Consolas" style:font-name-asian="Times New Roman" style:font-name-complex="Times New Roman" fo:color="#000000" style:letter-kerning="false" fo:font-size="10.5pt" style:font-size-asian="10.5pt" style:language-asian="es" style:country-asian="ES" style:language-complex="ar" style:country-complex="SA" fo:hyphenate="true"/>
    </style:style>
    <style:style style:name="P524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525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526" style:parent-style-name="Normal" style:family="paragraph">
      <style:paragraph-properties style:vertical-align="auto" style:line-height-at-least="0.1979in" fo:margin-left="0.2958in" fo:background-color="#FFFFFF">
        <style:tab-stops/>
      </style:paragraph-properties>
      <style:text-properties fo:hyphenate="true"/>
    </style:style>
    <style:style style:name="T527" style:parent-style-name="Fuentedepárrafopredeter." style:family="text">
      <style:text-properties style:font-name="Consolas" style:font-name-asian="Times New Roman" style:font-name-complex="Times New Roman" fo:color="#800000" style:letter-kerning="false" fo:font-size="10.5pt" style:font-size-asian="10.5pt" style:language-asian="es" style:country-asian="ES" style:language-complex="ar" style:country-complex="SA"/>
    </style:style>
    <style:style style:name="P528" style:parent-style-name="Textbody" style:family="paragraph">
      <style:paragraph-properties fo:margin-left="0.4923in">
        <style:tab-stops/>
      </style:paragraph-properties>
    </style:style>
    <style:style style:name="P529" style:parent-style-name="Textbody" style:family="paragraph"/>
    <style:style style:name="T530" style:parent-style-name="StrongEmphasis" style:family="text">
      <style:text-properties style:font-name="Arial"/>
    </style:style>
    <style:style style:name="T531" style:parent-style-name="StrongEmphasis" style:family="text">
      <style:text-properties style:font-name="Arial"/>
    </style:style>
    <style:style style:name="P532" style:parent-style-name="Textbody" style:family="paragraph">
      <style:paragraph-properties fo:margin-bottom="0in"/>
      <style:text-properties style:font-name="Arial"/>
    </style:style>
    <style:style style:name="P533" style:parent-style-name="Textbody" style:family="paragraph">
      <style:paragraph-properties fo:margin-bottom="0in"/>
      <style:text-properties style:font-name="Arial"/>
    </style:style>
    <style:style style:name="P534" style:parent-style-name="Textbody" style:family="paragraph">
      <style:paragraph-properties fo:margin-bottom="0in"/>
      <style:text-properties style:font-name="Arial"/>
    </style:style>
    <style:style style:name="P535" style:parent-style-name="Textbody" style:family="paragraph">
      <style:paragraph-properties fo:margin-bottom="0in"/>
      <style:text-properties style:font-name="Arial"/>
    </style:style>
    <style:style style:name="P536" style:parent-style-name="Textbody" style:family="paragraph">
      <style:paragraph-properties fo:margin-bottom="0in"/>
      <style:text-properties style:font-name="Arial"/>
    </style:style>
    <style:style style:name="P537" style:parent-style-name="Textbody" style:family="paragraph">
      <style:paragraph-properties fo:margin-bottom="0in"/>
      <style:text-properties style:font-name="Arial"/>
    </style:style>
    <style:style style:name="P538" style:parent-style-name="Textbody" style:family="paragraph">
      <style:paragraph-properties fo:margin-bottom="0in"/>
      <style:text-properties style:font-name="Arial"/>
    </style:style>
    <style:style style:name="P539" style:parent-style-name="Textbody" style:family="paragraph"/>
    <style:style style:name="T540" style:parent-style-name="StrongEmphasis" style:family="text">
      <style:text-properties style:font-name="Arial"/>
    </style:style>
    <style:style style:name="T541" style:parent-style-name="StrongEmphasis" style:family="text">
      <style:text-properties style:font-name="Arial"/>
    </style:style>
    <style:style style:name="P542" style:parent-style-name="Textbody" style:family="paragraph">
      <style:paragraph-properties fo:margin-bottom="0in"/>
      <style:text-properties style:font-name="Arial"/>
    </style:style>
    <style:style style:name="P543" style:parent-style-name="Textbody" style:family="paragraph"/>
    <style:style style:name="T544" style:parent-style-name="StrongEmphasis" style:family="text">
      <style:text-properties style:font-name="Arial"/>
    </style:style>
    <style:style style:name="P545" style:parent-style-name="Textbody" style:family="paragraph">
      <style:paragraph-properties fo:margin-bottom="0in"/>
      <style:text-properties style:font-name="Arial"/>
    </style:style>
    <style:style style:name="P546" style:parent-style-name="Textbody" style:family="paragraph">
      <style:text-properties style:font-name="Arial"/>
    </style:style>
  </office:automatic-styles>
  <office:body>
    <office:text text:use-soft-page-breaks="true">
      <text:h text:style-name="P1" text:outline-level="3">Procesamiento de Formulario de Inscripción a Evento - Club Deportivo</text:h>
      <text:h text:style-name="P2" text:outline-level="4">Descripción:</text:h>
      <text:p text:style-name="Textbody"><text:span text:style-name="T3">El club deportivo necesita<text:s/></text:span><text:span text:style-name="T4">dar de alta</text:span><text:span text:style-name="T5"><text:s/>a los usuarios<text:s/></text:span><text:span text:style-name="T6">en eventos o competiciones. Tu tarea es crear el script PHP<text:s/></text:span><text:span text:style-name="T7">procesar_inscripcion.php</text:span><text:span text:style-name="T8"><text:s/>que procesará los datos enviados desde el formulario de inscripción.</text:span></text:p>
      <text:h text:style-name="P9" text:outline-level="4">Requisitos:</text:h>
      <text:list text:style-name="LFO5" text:continue-numbering="true">
        <text:list-item>
          <text:p text:style-name="P10"><text:span text:style-name="T11">Formulario de Inscripción</text:span></text:p>
        </text:list-item>
      </text:list>
      <text:p text:style-name="P12">Utiliza el siguiente formulario HTML como punto de partida para tu aplicación:</text:p>
      <text:p text:style-name="P13"><text:span text:style-name="T14">&lt;!DOCTYPE</text:span><text:span text:style-name="T15"><text:s/></text:span><text:span text:style-name="T16">html</text:span><text:span text:style-name="T17">&gt;</text:span></text:p>
      <text:p text:style-name="P18"><text:span text:style-name="T19">&lt;html&gt;</text:span></text:p>
      <text:p text:style-name="P20"><text:span text:style-name="T21">&lt;head&gt;</text:span></text:p>
      <text:p text:style-name="P22"><text:span text:style-name="T23">   <text:s/></text:span><text:span text:style-name="T24">&lt;title&gt;</text:span><text:span text:style-name="T25">Formulario de Alta de Usuario</text:span><text:span text:style-name="T26">&lt;/title&gt;</text:span></text:p>
      <text:p text:style-name="P27"><text:span text:style-name="T28">&lt;/head&gt;</text:span></text:p>
      <text:p text:style-name="P29"><text:span text:style-name="T30">&lt;body&gt;</text:span></text:p>
      <text:p text:style-name="P31"/>
      <text:p text:style-name="P32"><text:span text:style-name="T33">&lt;h2&gt;</text:span><text:span text:style-name="T34">Alta de Usuario - Club Deportivo</text:span><text:span text:style-name="T35">&lt;/h2&gt;</text:span></text:p>
      <text:p text:style-name="P36"/>
      <text:p text:style-name="P37"><text:span text:style-name="T38">&lt;form</text:span><text:span text:style-name="T39"><text:s/></text:span><text:span text:style-name="T40">action</text:span><text:span text:style-name="T41">=</text:span><text:span text:style-name="T42">"procesar_formulario.php"</text:span><text:span text:style-name="T43"><text:s/></text:span><text:span text:style-name="T44">method</text:span><text:span text:style-name="T45">=</text:span><text:span text:style-name="T46">"post"</text:span><text:span text:style-name="T47"><text:s/></text:span><text:span text:style-name="T48">enctype</text:span><text:span text:style-name="T49">=</text:span><text:span text:style-name="T50">"multipart/form-data"</text:span><text:span text:style-name="T51">&gt;</text:span></text:p>
      <text:p text:style-name="P52">   <text:s/></text:p>
      <text:p text:style-name="P53"><text:span text:style-name="T54">   <text:s/></text:span><text:span text:style-name="T55">&lt;!-- Campo para el nombre --&gt;</text:span></text:p>
      <text:p text:style-name="P56"><text:span text:style-name="T57">   <text:s/></text:span><text:span text:style-name="T58">&lt;label</text:span><text:span text:style-name="T59"><text:s/></text:span><text:span text:style-name="T60">for</text:span><text:span text:style-name="T61">=</text:span><text:span text:style-name="T62">"nombre"</text:span><text:span text:style-name="T63">&gt;</text:span><text:span text:style-name="T64">Nombre:</text:span><text:span text:style-name="T65">&lt;/label&gt;</text:span></text:p>
      <text:p text:style-name="P66"><text:span text:style-name="T67">   <text:s/></text:span><text:span text:style-name="T68">&lt;input</text:span><text:span text:style-name="T69"><text:s/></text:span><text:span text:style-name="T70">type</text:span><text:span text:style-name="T71">=</text:span><text:span text:style-name="T72">"text"</text:span><text:span text:style-name="T73"><text:s/></text:span><text:span text:style-name="T74">id</text:span><text:span text:style-name="T75">=</text:span><text:span text:style-name="T76">"nombre"</text:span><text:span text:style-name="T77"><text:s/></text:span><text:span text:style-name="T78">name</text:span><text:span text:style-name="T79">=</text:span><text:span text:style-name="T80">"nombre"</text:span><text:span text:style-name="T81"><text:s/></text:span><text:span text:style-name="T82">&gt;&lt;br&gt;&lt;br&gt;</text:span></text:p>
      <text:p text:style-name="P83"/>
      <text:p text:style-name="P84"><text:span text:style-name="T85">   <text:s/></text:span><text:span text:style-name="T86">&lt;!-- Campo para el primer apellido --&gt;</text:span></text:p>
      <text:p text:style-name="P87"><text:span text:style-name="T88">   <text:s/></text:span><text:span text:style-name="T89">&lt;label</text:span><text:span text:style-name="T90"><text:s/></text:span><text:span text:style-name="T91">for</text:span><text:span text:style-name="T92">=</text:span><text:span text:style-name="T93">"apellido1"</text:span><text:span text:style-name="T94">&gt;</text:span><text:span text:style-name="T95">Primer Apellido:</text:span><text:span text:style-name="T96">&lt;/label&gt;</text:span></text:p>
      <text:p text:style-name="P97"><text:span text:style-name="T98">   <text:s/></text:span><text:span text:style-name="T99">&lt;input</text:span><text:span text:style-name="T100"><text:s/></text:span><text:span text:style-name="T101">type</text:span><text:span text:style-name="T102">=</text:span><text:span text:style-name="T103">"text"</text:span><text:span text:style-name="T104"><text:s/></text:span><text:span text:style-name="T105">id</text:span><text:span text:style-name="T106">=</text:span><text:span text:style-name="T107">"apellido1"</text:span><text:span text:style-name="T108"><text:s/></text:span><text:span text:style-name="T109">name</text:span><text:span text:style-name="T110">=</text:span><text:span text:style-name="T111">"apellido1"</text:span><text:span text:style-name="T112"><text:s/></text:span><text:span text:style-name="T113">&gt;&lt;br&gt;&lt;br&gt;</text:span></text:p>
      <text:p text:style-name="P114"/>
      <text:p text:style-name="P115"><text:span text:style-name="T116">   <text:s/></text:span><text:span text:style-name="T117">&lt;!-- Campo para el segundo apellido --&gt;</text:span></text:p>
      <text:p text:style-name="P118"><text:span text:style-name="T119">   <text:s/></text:span><text:span text:style-name="T120">&lt;label</text:span><text:span text:style-name="T121"><text:s/></text:span><text:span text:style-name="T122">for</text:span><text:span text:style-name="T123">=</text:span><text:span text:style-name="T124">"apellido2"</text:span><text:span text:style-name="T125">&gt;</text:span><text:span text:style-name="T126">Segundo Apellido:</text:span><text:span text:style-name="T127">&lt;/label&gt;</text:span></text:p>
      <text:p text:style-name="P128"><text:span text:style-name="T129">   <text:s/></text:span><text:span text:style-name="T130">&lt;input</text:span><text:span text:style-name="T131"><text:s/></text:span><text:span text:style-name="T132">type</text:span><text:span text:style-name="T133">=</text:span><text:span text:style-name="T134">"text"</text:span><text:span text:style-name="T135"><text:s/></text:span><text:span text:style-name="T136">id</text:span><text:span text:style-name="T137">=</text:span><text:span text:style-name="T138">"apellido2"</text:span><text:span text:style-name="T139"><text:s/></text:span><text:span text:style-name="T140">name</text:span><text:span text:style-name="T141">=</text:span><text:span text:style-name="T142">"apellido2"</text:span><text:span text:style-name="T143"><text:s/></text:span><text:span text:style-name="T144">&gt;&lt;br&gt;&lt;br&gt;</text:span></text:p>
      <text:p text:style-name="P145"/>
      <text:p text:style-name="P146"><text:span text:style-name="T147">   <text:s/></text:span><text:span text:style-name="T148">&lt;!-- Campo para el correo electrónico --&gt;</text:span></text:p>
      <text:p text:style-name="P149"><text:span text:style-name="T150">   <text:s/></text:span><text:span text:style-name="T151">&lt;label</text:span><text:span text:style-name="T152"><text:s/></text:span><text:span text:style-name="T153">for</text:span><text:span text:style-name="T154">=</text:span><text:span text:style-name="T155">"email"</text:span><text:span text:style-name="T156">&gt;</text:span><text:span text:style-name="T157">Correo Electrónico:</text:span><text:span text:style-name="T158">&lt;/label&gt;</text:span></text:p>
      <text:p text:style-name="P159"><text:span text:style-name="T160">   <text:s/></text:span><text:span text:style-name="T161">&lt;input</text:span><text:span text:style-name="T162"><text:s/></text:span><text:span text:style-name="T163">type</text:span><text:span text:style-name="T164">=</text:span><text:span text:style-name="T165">"email"</text:span><text:span text:style-name="T166"><text:s/></text:span><text:span text:style-name="T167">id</text:span><text:span text:style-name="T168">=</text:span><text:span text:style-name="T169">"email"</text:span><text:span text:style-name="T170"><text:s/></text:span><text:span text:style-name="T171">name</text:span><text:span text:style-name="T172">=</text:span><text:span text:style-name="T173">"email"</text:span><text:span text:style-name="T174"><text:s/></text:span><text:span text:style-name="T175">&gt;&lt;br&gt;&lt;br&gt;</text:span></text:p>
      <text:p text:style-name="P176"/>
      <text:p text:style-name="P177"><text:span text:style-name="T178">   <text:s/></text:span><text:span text:style-name="T179">&lt;!-- Campo para el nombre de usuario --&gt;</text:span></text:p>
      <text:p text:style-name="P180"><text:span text:style-name="T181">   <text:s/></text:span><text:span text:style-name="T182">&lt;label</text:span><text:span text:style-name="T183"><text:s/></text:span><text:span text:style-name="T184">for</text:span><text:span text:style-name="T185">=</text:span><text:span text:style-name="T186">"username"</text:span><text:span text:style-name="T187">&gt;</text:span><text:span text:style-name="T188">Nombre de Usuario:</text:span><text:span text:style-name="T189">&lt;/label&gt;</text:span></text:p>
      <text:p text:style-name="P190"><text:span text:style-name="T191">   <text:s/></text:span><text:span text:style-name="T192">&lt;input</text:span><text:span text:style-name="T193"><text:s/></text:span><text:span text:style-name="T194">type</text:span><text:span text:style-name="T195">=</text:span><text:span text:style-name="T196">"text"</text:span><text:span text:style-name="T197"><text:s/></text:span><text:span text:style-name="T198">id</text:span><text:span text:style-name="T199">=</text:span><text:span text:style-name="T200">"username"</text:span><text:span text:style-name="T201"><text:s/></text:span><text:span text:style-name="T202">name</text:span><text:span text:style-name="T203">=</text:span><text:span text:style-name="T204">"username"</text:span><text:span text:style-name="T205"><text:s/></text:span><text:span text:style-name="T206">&gt;&lt;br&gt;&lt;br&gt;</text:span></text:p>
      <text:p text:style-name="P207"/>
      <text:p text:style-name="P208"><text:span text:style-name="T209">   <text:s/></text:span><text:span text:style-name="T210">&lt;!-- Campo para la contraseña --&gt;</text:span></text:p>
      <text:p text:style-name="P211"><text:span text:style-name="T212">   <text:s/></text:span><text:span text:style-name="T213">&lt;label</text:span><text:span text:style-name="T214"><text:s/></text:span><text:span text:style-name="T215">for</text:span><text:span text:style-name="T216">=</text:span><text:span text:style-name="T217">"password"</text:span><text:span text:style-name="T218">&gt;</text:span><text:span text:style-name="T219">Contraseña:</text:span><text:span text:style-name="T220">&lt;/label&gt;</text:span></text:p>
      <text:p text:style-name="P221"><text:span text:style-name="T222">   <text:s/></text:span><text:span text:style-name="T223">&lt;input</text:span><text:span text:style-name="T224"><text:s/></text:span><text:span text:style-name="T225">type</text:span><text:span text:style-name="T226">=</text:span><text:span text:style-name="T227">"password"</text:span><text:span text:style-name="T228"><text:s/></text:span><text:span text:style-name="T229">id</text:span><text:span text:style-name="T230">=</text:span><text:span text:style-name="T231">"password"</text:span><text:span text:style-name="T232"><text:s/></text:span><text:span text:style-name="T233">name</text:span><text:span text:style-name="T234">=</text:span><text:span text:style-name="T235">"password"</text:span><text:span text:style-name="T236"><text:s/></text:span><text:span text:style-name="T237">&gt;&lt;br&gt;&lt;br&gt;</text:span></text:p>
      <text:p text:style-name="P238"/>
      <text:p text:style-name="P239"><text:span text:style-name="T240">   <text:s/></text:span><text:span text:style-name="T241">&lt;!-- Campo para la fecha de nacimiento --&gt;</text:span></text:p>
      <text:p text:style-name="P242"><text:span text:style-name="T243">   <text:s/></text:span><text:span text:style-name="T244">&lt;label</text:span><text:span text:style-name="T245"><text:s/></text:span><text:span text:style-name="T246">for</text:span><text:span text:style-name="T247">=</text:span><text:span text:style-name="T248">"fecha_nacimiento"</text:span><text:span text:style-name="T249">&gt;</text:span><text:span text:style-name="T250">Fecha de Nacimiento:</text:span><text:span text:style-name="T251">&lt;/label&gt;</text:span></text:p>
      <text:p text:style-name="P252"><text:span text:style-name="T253">   <text:s/></text:span><text:span text:style-name="T254">&lt;input</text:span><text:span text:style-name="T255"><text:s/></text:span><text:span text:style-name="T256">type</text:span><text:span text:style-name="T257">=</text:span><text:span text:style-name="T258">"date"</text:span><text:span text:style-name="T259"><text:s/></text:span><text:span text:style-name="T260">id</text:span><text:span text:style-name="T261">=</text:span><text:span text:style-name="T262">"fecha_nacimiento"</text:span><text:span text:style-name="T263"><text:s/></text:span><text:span text:style-name="T264">name</text:span><text:span text:style-name="T265">=</text:span><text:span text:style-name="T266">"fecha_nacimiento"</text:span><text:span text:style-name="T267"><text:s/></text:span><text:span text:style-name="T268">&gt;&lt;br&gt;&lt;br&gt;</text:span></text:p>
      <text:p text:style-name="P269"/>
      <text:p text:style-name="P270"><text:span text:style-name="T271">   <text:s/></text:span><text:span text:style-name="T272">&lt;!-- Campo para el número de teléfono --&gt;</text:span></text:p>
      <text:p text:style-name="P273"><text:span text:style-name="T274">   <text:s/></text:span><text:span text:style-name="T275">&lt;label</text:span><text:span text:style-name="T276"><text:s/></text:span><text:span text:style-name="T277">for</text:span><text:span text:style-name="T278">=</text:span><text:span text:style-name="T279">"telefono"</text:span><text:span text:style-name="T280">&gt;</text:span><text:span text:style-name="T281">Número de Teléfono:</text:span><text:span text:style-name="T282">&lt;/label&gt;</text:span></text:p>
      <text:p text:style-name="P283"><text:span text:style-name="T284">   <text:s/></text:span><text:span text:style-name="T285">&lt;input</text:span><text:span text:style-name="T286"><text:s/></text:span><text:span text:style-name="T287">type</text:span><text:span text:style-name="T288">=</text:span><text:span text:style-name="T289">"tel"</text:span><text:span text:style-name="T290"><text:s/></text:span><text:span text:style-name="T291">id</text:span><text:span text:style-name="T292">=</text:span><text:span text:style-name="T293">"telefono"</text:span><text:span text:style-name="T294"><text:s/></text:span><text:span text:style-name="T295">name</text:span><text:span text:style-name="T296">=</text:span><text:span text:style-name="T297">"telefono"</text:span><text:span text:style-name="T298"><text:s/></text:span><text:span text:style-name="T299">&gt;&lt;br&gt;&lt;br&gt;</text:span></text:p>
      <text:p text:style-name="P300"/>
      <text:p text:style-name="P301"><text:span text:style-name="T302">   <text:s/></text:span><text:span text:style-name="T303">&lt;!-- Grupo de radio buttons --&gt;</text:span></text:p>
      <text:p text:style-name="P304"><text:span text:style-name="T305">   <text:s/></text:span><text:span text:style-name="T306">&lt;label&gt;</text:span><text:span text:style-name="T307">Género:</text:span><text:span text:style-name="T308">&lt;/label&gt;</text:span></text:p>
      <text:p text:style-name="P309"><text:span text:style-name="T310">   <text:s/></text:span><text:span text:style-name="T311">&lt;input</text:span><text:span text:style-name="T312"><text:s/></text:span><text:span text:style-name="T313">type</text:span><text:span text:style-name="T314">=</text:span><text:span text:style-name="T315">"radio"</text:span><text:span text:style-name="T316"><text:s/></text:span><text:span text:style-name="T317">id</text:span><text:span text:style-name="T318">=</text:span><text:span text:style-name="T319">"masculino"</text:span><text:span text:style-name="T320"><text:s/></text:span><text:span text:style-name="T321">name</text:span><text:span text:style-name="T322">=</text:span><text:span text:style-name="T323">"genero"</text:span><text:span text:style-name="T324"><text:s/></text:span><text:span text:style-name="T325">value</text:span><text:span text:style-name="T326">=</text:span><text:span text:style-name="T327">"masculino"</text:span><text:span text:style-name="T328"><text:s/></text:span><text:span text:style-name="T329">&gt;</text:span></text:p>
      <text:p text:style-name="P330"><text:span text:style-name="T331">   <text:s/></text:span><text:span text:style-name="T332">&lt;label</text:span><text:span text:style-name="T333"><text:s/></text:span><text:span text:style-name="T334">for</text:span><text:span text:style-name="T335">=</text:span><text:span text:style-name="T336">"masculino"</text:span><text:span text:style-name="T337">&gt;</text:span><text:span text:style-name="T338">Masculino</text:span><text:span text:style-name="T339">&lt;/label&gt;</text:span></text:p>
      <text:p text:style-name="P340"><text:span text:style-name="T341">   <text:s/></text:span><text:span text:style-name="T342">&lt;input</text:span><text:span text:style-name="T343"><text:s/></text:span><text:span text:style-name="T344">type</text:span><text:span text:style-name="T345">=</text:span><text:span text:style-name="T346">"radio"</text:span><text:span text:style-name="T347"><text:s/></text:span><text:span text:style-name="T348">id</text:span><text:span text:style-name="T349">=</text:span><text:span text:style-name="T350">"femenino"</text:span><text:span text:style-name="T351"><text:s/></text:span><text:span text:style-name="T352">name</text:span><text:span text:style-name="T353">=</text:span><text:span text:style-name="T354">"genero"</text:span><text:span text:style-name="T355"><text:s/></text:span><text:span text:style-name="T356">value</text:span><text:span text:style-name="T357">=</text:span><text:span text:style-name="T358">"femenino"</text:span><text:span text:style-name="T359"><text:s/></text:span><text:span text:style-name="T360">&gt;</text:span></text:p>
      <text:p text:style-name="P361"><text:span text:style-name="T362">   <text:s/></text:span><text:span text:style-name="T363">&lt;label</text:span><text:span text:style-name="T364"><text:s/></text:span><text:span text:style-name="T365">for</text:span><text:span text:style-name="T366">=</text:span><text:span text:style-name="T367">"femenino"</text:span><text:span text:style-name="T368">&gt;</text:span><text:span text:style-name="T369">Femenino</text:span><text:span text:style-name="T370">&lt;/label&gt;&lt;br&gt;&lt;br&gt;</text:span></text:p>
      <text:p text:style-name="P371"/>
      <text:p text:style-name="P372"><text:span text:style-name="T373">   <text:s/></text:span><text:span text:style-name="T374">&lt;!-- Grupo de checkboxes --&gt;</text:span></text:p>
      <text:p text:style-name="P375"><text:span text:style-name="T376">   <text:s/></text:span><text:span text:style-name="T377">&lt;label&gt;</text:span><text:span text:style-name="T378">Deportes que practica:</text:span><text:span text:style-name="T379">&lt;/label&gt;&lt;br&gt;</text:span></text:p>
      <text:p text:style-name="P380"><text:span text:style-name="T381">   <text:s/></text:span><text:span text:style-name="T382">&lt;input</text:span><text:span text:style-name="T383"><text:s/></text:span><text:span text:style-name="T384">type</text:span><text:span text:style-name="T385">=</text:span><text:span text:style-name="T386">"checkbox"</text:span><text:span text:style-name="T387"><text:s/></text:span><text:span text:style-name="T388">id</text:span><text:span text:style-name="T389">=</text:span><text:span text:style-name="T390">"futbol"</text:span><text:span text:style-name="T391"><text:s/></text:span><text:span text:style-name="T392">name</text:span><text:span text:style-name="T393">=</text:span><text:span text:style-name="T394">"deportes[]"</text:span><text:span text:style-name="T395"><text:s/></text:span><text:span text:style-name="T396">value</text:span><text:span text:style-name="T397">=</text:span><text:span text:style-name="T398">"futbol"</text:span><text:span text:style-name="T399">&gt;</text:span></text:p>
      <text:p text:style-name="P400"><text:span text:style-name="T401">   <text:s/></text:span><text:span text:style-name="T402">&lt;label</text:span><text:span text:style-name="T403"><text:s/></text:span><text:span text:style-name="T404">for</text:span><text:span text:style-name="T405">=</text:span><text:span text:style-name="T406">"futbol"</text:span><text:span text:style-name="T407">&gt;</text:span><text:span text:style-name="T408">Fútbol</text:span><text:span text:style-name="T409">&lt;/label&gt;&lt;br&gt;</text:span></text:p>
      <text:p text:style-name="P410"><text:span text:style-name="T411">   <text:s/></text:span><text:span text:style-name="T412">&lt;input</text:span><text:span text:style-name="T413"><text:s/></text:span><text:span text:style-name="T414">type</text:span><text:span text:style-name="T415">=</text:span><text:span text:style-name="T416">"checkbox"</text:span><text:span text:style-name="T417"><text:s/></text:span><text:span text:style-name="T418">id</text:span><text:span text:style-name="T419">=</text:span><text:span text:style-name="T420">"baloncesto"</text:span><text:span text:style-name="T421"><text:s/></text:span><text:span text:style-name="T422">name</text:span><text:span text:style-name="T423">=</text:span><text:span text:style-name="T424">"deportes[]"</text:span><text:span text:style-name="T425"><text:s/></text:span><text:span text:style-name="T426">value</text:span><text:span text:style-name="T427">=</text:span><text:span text:style-name="T428">"baloncesto"</text:span><text:span text:style-name="T429">&gt;</text:span></text:p>
      <text:p text:style-name="P430"><text:span text:style-name="T431">   <text:s/></text:span><text:span text:style-name="T432">&lt;label</text:span><text:span text:style-name="T433"><text:s/></text:span><text:span text:style-name="T434">for</text:span><text:span text:style-name="T435">=</text:span><text:span text:style-name="T436">"baloncesto"</text:span><text:span text:style-name="T437">&gt;</text:span><text:span text:style-name="T438">Baloncesto</text:span><text:span text:style-name="T439">&lt;/label&gt;&lt;br&gt;</text:span></text:p>
      <text:p text:style-name="P440"><text:span text:style-name="T441">   <text:s/></text:span><text:span text:style-name="T442">&lt;input</text:span><text:span text:style-name="T443"><text:s/></text:span><text:span text:style-name="T444">type</text:span><text:span text:style-name="T445">=</text:span><text:span text:style-name="T446">"checkbox"</text:span><text:span text:style-name="T447"><text:s/></text:span><text:span text:style-name="T448">id</text:span><text:span text:style-name="T449">=</text:span><text:span text:style-name="T450">"tenis"</text:span><text:span text:style-name="T451"><text:s/></text:span><text:span text:style-name="T452">name</text:span><text:span text:style-name="T453">=</text:span><text:span text:style-name="T454">"deportes[]"</text:span><text:span text:style-name="T455"><text:s/></text:span><text:span text:style-name="T456">value</text:span><text:span text:style-name="T457">=</text:span><text:span text:style-name="T458">"tenis"</text:span><text:span text:style-name="T459">&gt;</text:span></text:p>
      <text:p text:style-name="P460"><text:span text:style-name="T461">   <text:s/></text:span><text:span text:style-name="T462">&lt;label</text:span><text:span text:style-name="T463"><text:s/></text:span><text:span text:style-name="T464">for</text:span><text:span text:style-name="T465">=</text:span><text:span text:style-name="T466">"tenis"</text:span><text:span text:style-name="T467">&gt;</text:span><text:span text:style-name="T468">Tenis</text:span><text:span text:style-name="T469">&lt;/label&gt;&lt;br&gt;&lt;br&gt;</text:span></text:p>
      <text:p text:style-name="P470"/>
      <text:p text:style-name="P471"><text:span text:style-name="T472">   <text:s/></text:span><text:span text:style-name="T473">&lt;!-- Campo para subir un archivo --&gt;</text:span></text:p>
      <text:p text:style-name="P474"><text:span text:style-name="T475">   <text:s/></text:span><text:span text:style-name="T476">&lt;label</text:span><text:span text:style-name="T477"><text:s/></text:span><text:span text:style-name="T478">for</text:span><text:span text:style-name="T479">=</text:span><text:span text:style-name="T480">"foto"</text:span><text:span text:style-name="T481">&gt;</text:span><text:span text:style-name="T482">Subir foto:</text:span><text:span text:style-name="T483">&lt;/label&gt;</text:span></text:p>
      <text:p text:style-name="P484"><text:span text:style-name="T485">   <text:s/></text:span><text:span text:style-name="T486">&lt;input</text:span><text:span text:style-name="T487"><text:s/></text:span><text:span text:style-name="T488">type</text:span><text:span text:style-name="T489">=</text:span><text:span text:style-name="T490">"file"</text:span><text:span text:style-name="T491"><text:s/></text:span><text:span text:style-name="T492">id</text:span><text:span text:style-name="T493">=</text:span><text:span text:style-name="T494">"foto"</text:span><text:span text:style-name="T495"><text:s/></text:span><text:span text:style-name="T496">name</text:span><text:span text:style-name="T497">=</text:span><text:span text:style-name="T498">"foto"</text:span><text:span text:style-name="T499"><text:s/></text:span><text:span text:style-name="T500">&gt;&lt;br&gt;&lt;br&gt;</text:span></text:p>
      <text:p text:style-name="P501"/>
      <text:p text:style-name="P502"><text:span text:style-name="T503">   <text:s/></text:span><text:span text:style-name="T504">&lt;!-- Botón de enviar --&gt;</text:span></text:p>
      <text:p text:style-name="P505"><text:span text:style-name="T506">   <text:s/></text:span><text:span text:style-name="T507">&lt;input</text:span><text:span text:style-name="T508"><text:s/></text:span><text:span text:style-name="T509">type</text:span><text:span text:style-name="T510">=</text:span><text:span text:style-name="T511">"submit"</text:span><text:span text:style-name="T512"><text:s/></text:span><text:span text:style-name="T513">name</text:span><text:span text:style-name="T514">=</text:span><text:span text:style-name="T515">"submit"</text:span><text:span text:style-name="T516"><text:s/></text:span><text:span text:style-name="T517">value</text:span><text:span text:style-name="T518">=</text:span><text:span text:style-name="T519">"Enviar"</text:span><text:span text:style-name="T520">&gt;</text:span></text:p>
      <text:p text:style-name="P521"><text:span text:style-name="T522">&lt;/form&gt;</text:span></text:p>
      <text:p text:style-name="P523"/>
      <text:p text:style-name="P524"><text:span text:style-name="T525">&lt;/body&gt;</text:span></text:p>
      <text:p text:style-name="P526"><text:span text:style-name="T527">&lt;/html&gt;</text:span></text:p>
      <text:p text:style-name="P528"/>
      <text:list text:style-name="LFO5" text:continue-numbering="true">
        <text:list-item>
          <text:p text:style-name="P529"><text:span text:style-name="T530">V</text:span><text:span text:style-name="T531">alidación de Datos</text:span></text:p>
          <text:list text:continue-numbering="true">
            <text:list-item>
              <text:p text:style-name="P532">Los valores a validar son los normales para cada tipo correspondiente:</text:p>
              <text:list text:continue-numbering="true">
                <text:list-item>
                  <text:p text:style-name="P533">Para validar el correo haz una función de validación que utilice filter_var</text:p>
                </text:list-item>
                <text:list-item>
                  <text:p text:style-name="P534">La fecha de nacimiento debe ser una fecha válida y debe ser mayor de 14 años.</text:p>
                </text:list-item>
                <text:list-item>
                  <text:p text:style-name="P535">La imagen aceptará las extensiones habituales para ficheros de tipo imagen.</text:p>
                </text:list-item>
              </text:list>
            </text:list-item>
            <text:list-item>
              <text:p text:style-name="P536">Todos los campos, excepto la imagen, son requeridos, asegúrate de que todos los campos estén completos antes de procesar el formulario.</text:p>
            </text:list-item>
            <text:list-item>
              <text:p text:style-name="P537">Utiliza un fichero config,php para incorporar datos como las extensiones válidas, tamaño máximo imagen, ….</text:p>
            </text:list-item>
            <text:list-item>
              <text:p text:style-name="P538">Implementa la validación necesaria para cada tipo de dato introducido. Para ello utiliza las funciones incluidas en la librería bGeneral, en caso<text:s/><text:soft-page-break/>de faltar alguna créala con la misma lógica que las anteriores, por ejemplo la necesaria para validar la fecha.</text:p>
            </text:list-item>
          </text:list>
        </text:list-item>
        <text:list-item>
          <text:p text:style-name="P539"><text:span text:style-name="T540">­</text:span><text:span text:style-name="T541">Almacenamiento de Datos</text:span></text:p>
          <text:list text:continue-numbering="true">
            <text:list-item>
              <text:p text:style-name="P542">De momento, en esta semana no almacenaremos los datos, lo dejaremos para más adelante.</text:p>
            </text:list-item>
          </text:list>
        </text:list-item>
        <text:list-item>
          <text:p text:style-name="P543"><text:span text:style-name="T544">Respuesta al Usuario</text:span></text:p>
          <text:list text:continue-numbering="true">
            <text:list-item>
              <text:p text:style-name="P545">Una vez los datos se han procesado con éxito pasaremos a una nueva página donde mostraremos un mensaje al usuario.</text:p>
            </text:list-item>
            <text:list-item>
              <text:p text:style-name="P546">En caso de errores, vuelve a mostrar el formulario con los errores para ayudar al usuario a corregir los datos introducidos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ike bonilla</dc:creator>
    <meta:creation-date>2024-04-18T19:23:00Z</meta:creation-date>
    <dc:date>2024-04-22T21:30:00Z</dc:date>
    <meta:template xlink:href="Normal" xlink:type="simple"/>
    <meta:editing-cycles>4</meta:editing-cycles>
    <meta:editing-duration>PT0S</meta:editing-duration>
    <meta:document-statistic meta:page-count="3" meta:paragraph-count="8" meta:word-count="631" meta:character-count="4099" meta:row-count="28" meta:non-whitespace-character-count="3476"/>
  </office:meta>
</office:document-meta>
</file>